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style:font-name-complex="AnjaliOldLipi"/>
    </style:style>
    <style:style style:name="P2" style:family="paragraph" style:parent-style-name="Standard">
      <style:text-properties style:font-name="AnjaliOldLipi" officeooo:paragraph-rsid="000ac8bc" style:font-name-complex="AnjaliOldLipi"/>
    </style:style>
    <style:style style:name="P3" style:family="paragraph" style:parent-style-name="Standard">
      <style:text-properties style:font-name="AnjaliOldLipi" officeooo:paragraph-rsid="000b46b1" style:font-name-complex="AnjaliOldLipi"/>
    </style:style>
    <style:style style:name="P4" style:family="paragraph" style:parent-style-name="Standard">
      <style:text-properties style:font-name="AnjaliOldLipi" officeooo:paragraph-rsid="000f42ed" style:font-name-complex="AnjaliOldLipi"/>
    </style:style>
    <style:style style:name="P5" style:family="paragraph" style:parent-style-name="Standard">
      <style:text-properties style:font-name="AnjaliOldLipi" officeooo:rsid="0010f1ed" officeooo:paragraph-rsid="0010f1ed" style:font-name-complex="AnjaliOldLipi"/>
    </style:style>
    <style:style style:name="P6" style:family="paragraph" style:parent-style-name="Standard">
      <style:text-properties style:font-name="AnjaliOldLipi" officeooo:rsid="0012a5fc" officeooo:paragraph-rsid="0012a5fc" style:font-name-complex="AnjaliOldLipi"/>
    </style:style>
    <style:style style:name="P7" style:family="paragraph" style:parent-style-name="Standard">
      <style:text-properties style:font-name="AnjaliOldLipi" officeooo:rsid="001494cc" officeooo:paragraph-rsid="001494cc" style:font-name-complex="AnjaliOldLipi"/>
    </style:style>
    <style:style style:name="P8" style:family="paragraph" style:parent-style-name="Standard">
      <style:text-properties style:font-name="AnjaliOldLipi" officeooo:rsid="00158833" officeooo:paragraph-rsid="00158833" style:font-name-complex="AnjaliOldLipi"/>
    </style:style>
    <style:style style:name="P9" style:family="paragraph" style:parent-style-name="Standard">
      <style:text-properties style:font-name="AnjaliOldLipi" officeooo:rsid="0017460c" officeooo:paragraph-rsid="0017460c" style:font-name-complex="AnjaliOldLipi"/>
    </style:style>
    <style:style style:name="P10" style:family="paragraph" style:parent-style-name="Standard">
      <style:text-properties officeooo:paragraph-rsid="000a17f0"/>
    </style:style>
    <style:style style:name="P11" style:family="paragraph" style:parent-style-name="Standard">
      <style:text-properties officeooo:rsid="0024a11a" officeooo:paragraph-rsid="000a17f0" style:font-name-complex="AnjaliOldLipi"/>
    </style:style>
    <style:style style:name="P12" style:family="paragraph" style:parent-style-name="Standard">
      <style:text-properties officeooo:paragraph-rsid="000b7291"/>
    </style:style>
    <style:style style:name="T1" style:family="text">
      <style:text-properties officeooo:rsid="0009b2c9"/>
    </style:style>
    <style:style style:name="T2" style:family="text">
      <style:text-properties officeooo:rsid="000a17f0"/>
    </style:style>
    <style:style style:name="T3" style:family="text">
      <style:text-properties style:font-name="AnjaliOldLipi" style:font-name-complex="AnjaliOldLipi"/>
    </style:style>
    <style:style style:name="T4" style:family="text">
      <style:text-properties style:font-name="AnjaliOldLipi" officeooo:rsid="000a17f0" style:font-name-complex="AnjaliOldLipi"/>
    </style:style>
    <style:style style:name="T5" style:family="text">
      <style:text-properties style:font-name="AnjaliOldLipi" officeooo:rsid="002e5114" style:font-name-complex="AnjaliOldLipi"/>
    </style:style>
    <style:style style:name="T6" style:family="text">
      <style:text-properties style:font-name="AnjaliOldLipi" officeooo:rsid="0026f15d" style:font-name-complex="AnjaliOldLipi"/>
    </style:style>
    <style:style style:name="T7" style:family="text">
      <style:text-properties style:font-name="AnjaliOldLipi" officeooo:rsid="000b7291" style:font-name-complex="AnjaliOldLipi"/>
    </style:style>
    <style:style style:name="T8" style:family="text">
      <style:text-properties style:font-name="AnjaliOldLipi" officeooo:rsid="000cf53e" style:font-name-complex="AnjaliOldLipi"/>
    </style:style>
    <style:style style:name="T9" style:family="text">
      <style:text-properties style:font-name="AnjaliOldLipi" officeooo:rsid="000de078" style:font-name-complex="AnjaliOldLipi"/>
    </style:style>
    <style:style style:name="T10" style:family="text">
      <style:text-properties officeooo:rsid="000ac8bc"/>
    </style:style>
    <style:style style:name="T11" style:family="text">
      <style:text-properties officeooo:rsid="000b46b1"/>
    </style:style>
    <style:style style:name="T12" style:family="text">
      <style:text-properties officeooo:rsid="000b7291"/>
    </style:style>
    <style:style style:name="T13" style:family="text">
      <style:text-properties officeooo:rsid="000f42ed"/>
    </style:style>
    <style:style style:name="T14" style:family="text">
      <style:text-properties officeooo:rsid="000fc7bf"/>
    </style:style>
    <style:style style:name="T15" style:family="text">
      <style:text-properties officeooo:rsid="0010f1ed"/>
    </style:style>
    <style:style style:name="T16" style:family="text">
      <style:text-properties officeooo:rsid="00179eab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pan text:style-name="T1">സംഘടനാ രേഖ തികച്ചും </text:span><text:span text:style-name="T13">സമഗ്രവും </text:span>പുരോഗമന<text:span text:style-name="T15">ാത്മകവും</text:span><text:span text:style-name="T1"> തന്നെയാണ് </text:span><text:span text:style-name="T13">ഒട്ടും തന്നെ ആലങ്കാരികമായി അല്ല ഈ വിലയിരുത്തല്‍</text:span><text:span text:style-name="T1">. </text:span><text:span text:style-name="T14">എന്നാല്‍ ഇത് എത്തരത്തില്‍ പ്രായോഗികമാക്കാം എന്നതാണ് നമ്മുടെ മുന്നിലുള്ള വെല്ലുവിളി.</text:span></text:p>
      <text:p text:style-name="P4"/>
      <text:p text:style-name="P4"><text:span text:style-name="T1">ഇതര സംഘടനകളില്‍ നിന്ന് വ്യത്യസ്</text:span><text:span text:style-name="T2">തമായി ശാസ്ത്ര സംഘടനയെന്ന നിലയില്‍ പരിഷത്തിന്റെ സവിശേഷ സ്ഥാനം സംഘടനാ രേഖ വ്യക്തമാക്കുന്നു. യുവതലമുറയെ ആകര്‍ഷിക്കുന്നത്,</text:span></text:p>
      <text:p text:style-name="P10"><text:span text:style-name="T4">കോവിഡ് കാല പ്രവര്‍ത്തനങ്ങള്‍, <text:s/></text:span><text:span text:style-name="T3">വികേന്ദ്രീകൃതമായ ഒരു സംഘടനാരീതി </text:span><text:span text:style-name="T4">എന്നിവ തന്നെയാണ് പ്രാധാന്യം നല്‍കേണ്ടത് എന്നതില്‍ തര്‍ക്കമില്ല.</text:span></text:p>
      <text:p text:style-name="P10"><text:span text:style-name="T4"/></text:p>
      <text:p text:style-name="P10"><text:span text:style-name="T4"/></text:p>
      <text:p text:style-name="P11"><text:span text:style-name="T4">സംസ്ഥാന, ജില്ലാ തലങ്ങള്‍ വിഭാവനം ചെയ്യുന്ന പരിപാടികള്‍ക്ക് അതിന്റേതായ മ</text:span><text:span text:style-name="T5">േ</text:span><text:span text:style-name="T4">ന്‍മയുണ്ടാകുമെന്നത് വാസ്തമാണെന്നിരിക്കെ</text:span><text:span text:style-name="T5">ത്ത</text:span><text:span text:style-name="T4">ന്നെ, അവസാനം അടിത്തട്ടിലുള്ള യൂണിറ്റുകളിലി</text:span><text:span text:style-name="T7">തെ</text:span><text:span text:style-name="T4">ത്രമാത്രം </text:span><text:span text:style-name="T6">ആത്മാര്‍ത്ഥമായും </text:span><text:span text:style-name="T4">ക്ര</text:span><text:span text:style-name="T5">ി</text:span><text:span text:style-name="T4">യാത്മകമായി നടപ്പിലായി എന്നതാണ് പ്രസക്തം. മുകളില്‍ നിന്ന് എത്ര ഭാവനാത്മകമായ പരിപാടി ആസൂത്രണം ചെയ്യുന്നതിനേക്കാള</text:span><text:span text:style-name="T5">ും</text:span><text:span text:style-name="T4">‍ ഒരു പക്ഷെ പ്രാദേശികമായി യൂണിറ്റ് ഏറ്റെടുക്കുന്ന ഒരു തനതു പരിപാടി</text:span><text:span text:style-name="T5">യാണ് ഫ</text:span><text:span text:style-name="T4">ലവത്താ</text:span><text:span text:style-name="T5">കുന്നത്</text:span><text:span text:style-name="T4">. </text:span><text:span text:style-name="T7">അതുകൊണ്ട് പ്രാദേശിക യൂണിറ്റുകളെ ചലിപ്പിക്കുക എന്നത് മേഖലയുടെ പ്രാധമിക ധര്‍മമായി കരുതണം.</text:span></text:p>
      <text:p text:style-name="P1"/>
      <text:p text:style-name="P5">ചെറിയ ഒരു വ്യക്തതയും കൂടി ആവിശ്യമുണ്ട് - </text:p>
      <text:p text:style-name="P1"/>
      <text:p text:style-name="P3"><text:span text:style-name="T11">കോവിഡും കാലാവസ്താ വ്യതിയാനവും ആഗോളതാപനവും </text:span><text:span text:style-name="T12">പരോക്ഷമായി അതിന്റെ സാമ്പത്തിക അഘാതത്തിലൂടെ മാനവരാശിയെയാകെ ബാധിക്കുമെന്നത് മനസ്സിലാക്കാം. എന്നാല്‍ </text:span>ആഗ<text:span text:style-name="T10">ോ</text:span>ളതാപനവും കാലാവസ്ഥാ വ്യതിയാനവു<text:span text:style-name="T11">മായി</text:span> ബന്ധപ്പെട്ടതാണ്</text:p>
      <text:p text:style-name="P1">മാനവരാശിയെയാകെ ഗ്രസിക്കുന്ന ക<text:span text:style-name="T10">ോ</text:span>വിഡ് മഹാമാരിയും <text:span text:style-name="T11">എന്ന പരാമര്‍ശം എങ്ങിനെയാന്ന് ദയവായി വ്യക്തമാക്കാമൊ?</text:span> </text:p>
      <text:p text:style-name="P2"><text:s/></text:p>
      <text:p text:style-name="P12"><text:span text:style-name="T7">തമ്മനം യൂണിറ്റ് പ്രസിഡന്റ് ശ്രീ സെബാസ്റ്റ്യന്‍ കോവിഡുമായി ബന്ധപ്പെട്ട് നടത്തിയ പ്രവര്‍ത്തനങ്ങള്‍ ഉത്‌കണ്‌ഠ</text:span> <text:span text:style-name="T7">ജനിപ്പിക്കുന്നതായിരുന്നു. ഭരണ സംവിധാനങ്ങളില്‍ നിന്ന് പ്രതീക്ഷിക്കുന്ന പിന്‍തുണ ലഭിക്കുന്നുണ്ടായിരുന്നില്ല‍. റിപ്പോര്‍ട്ടിലും രേഖയിലും പരാമര്‍ശിക്കുന്നതുപോലെ പ്രാദേശിക പിന്‍തുണാ സംവിധാനമുണ്ടാക്കാന്‍ ശ്രമിക്കണമെന്ന് യൂണിറ്റ് കരുതുന്നു. </text:span><text:span text:style-name="T8">ഒണ്‍ -ടൂ-ഒന്‍ കാമ്പൈന്‍ എന്നത് വളരെ നല്ല ആശയമായി കരുതുന്നു - ഇതും യൂണിറ്റ് നടപ്പിലാക്കണമെന്ന് കരുതുന്നു. </text:span><text:span text:style-name="T9">യൂണിറ്റ് വാര്‍ഷികം വൈകിനടന്നതിനാല്‍ ഭാവി പരിപാടികള്‍ വിധം ചര്‍ച്ച ചെയ്യാന്‍ യൂണിറ്റിനായിട്ടില്ല.</text:span></text:p>
      <text:p text:style-name="P12"><text:span text:style-name="T9"/></text:p>
      <text:p text:style-name="P6">കുടുമ്പങ്ങളിലേക്ക്</text:p>
      <text:p text:style-name="P6">ഇതര സംഘടനകളിലുടെ സഹകരണം</text:p>
      <text:p text:style-name="P7">ഒറ്റ വിഷയത്തില്‍ ചര്‍ച്ച</text:p>
      <text:p text:style-name="P7"/>
      <text:p text:style-name="P7"/>
      <text:p text:style-name="P8">Ramachandran</text:p>
      <text:p text:style-name="P8">Jalaja Tr</text:p>
      <text:p text:style-name="P9">Ashraf (Vice President)</text:p>
      <text:p text:style-name="P9">Joint Sec: Rajan Namboothiri</text:p>
      <text:p text:style-name="P8">Simi T<text:span text:style-name="T16">eacher</text:span></text:p>
      <text:p text:style-name="P8"><text:soft-page-break/>Anoop</text:p>
      <text:p text:style-name="P8">Jaya Meladath</text:p>
      <text:p text:style-name="P8"/>
      <text:p text:style-name="P8">Sujit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3:20:23.914588073</meta:creation-date>
    <dc:date>2021-05-09T20:40:02.087018012</dc:date>
    <meta:editing-duration>PT2H12M22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211" meta:character-count="1105" meta:non-whitespace-character-count="929"/>
  </office:meta>
</office:document-meta>
</file>